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498621" text:style-name="L1">
        <text:list-item>
          <text:p text:style-name="P1">Evaluation_intro_cosc:<text:tab/>Student made game to teach arrays and loops (reported to be hardest part of learning to program). Game lets students reprogram parts and watch as the program steps through each line. Positive results showing students learned better and were more interested when using the game. Showed playing learning games <text:span text:style-name="T1">before</text:span><text:span text:style-name="T2"> coding is beneficial. Look at test info for example of cosc test following blooms taxonomy. Talks about lower performance found in gamers.</text:span></text:p>
        </text:list-item>
        <text:list-item>
          <text:p text:style-name="P2">level_up_framework:<text:tab/><text:tab/>Makes use of Game2Learn project. Data driven analysis of learning, using data mining and statisical techniques. System promises good game evaulation potential, recording useful data such as problem completion time and problem accuracy. Plan to find learning curves (problem completion time and problem accuracy) for non-educational games as well as educational games and compare them, their theroy is that non-educational games will have better curves and the educational games would do well to learn from them. Games developed using this framework will be placed online and ranked in order of best learning curves so everyone can play them and know which ones teach best.</text:p>
        </text:list-item>
        <text:list-item>
          <text:p text:style-name="P2">Arrays_and_loops:<text:tab/><text:tab/>Describes Wu's castle, a type A 2D RPG used to teach loops and arrays. The game is also evaulated using pre &amp; post tests and a survey. The evaulation of the games effectiveness shows it increased students grades. However, the game only increased grades compared to students who did nothing instead of playing the game, which means that this evaulation doesn't show the game gives better learning than any normal measure, only that it can be used to learn from (although the students only played the game for only about ½ and hour, so it is at least impresive that this much of a difference can be made in such a short amount of ti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2H04M36S</meta:editing-duration>
    <meta:editing-cycles>19</meta:editing-cycles>
    <meta:generator>OpenOffice.org/3.2$Win32 OpenOffice.org_project/320m18$Build-9502</meta:generator>
    <dc:date>2011-11-03T14:28:54.03</dc:date>
    <dc:creator>Ben Gibson</dc:creator>
    <meta:document-statistic meta:table-count="0" meta:image-count="0" meta:object-count="0" meta:page-count="1" meta:paragraph-count="3" meta:word-count="297" meta:character-count="1825"/>
    <meta:user-defined meta:name="Info 1"/>
    <meta:user-defined meta:name="Info 2"/>
    <meta:user-defined meta:name="Info 3"/>
    <meta:user-defined meta:name="Info 4"/>
  </office:meta>
</office:document-meta>
</file>